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1.7425in"/>
    </style:style>
    <style:style style:name="co29" style:family="table-column">
      <style:table-column-properties fo:break-before="auto" style:column-width="2.0043in"/>
    </style:style>
    <style:style style:name="co30" style:family="table-column">
      <style:table-column-properties fo:break-before="auto" style:column-width="1.8634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3626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4453in" fo:break-before="auto" style:use-optimal-row-height="false"/>
    </style:style>
    <style:style style:name="ro17" style:family="table-row">
      <style:table-row-properties style:row-height="1.2638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vertical-align="top"/>
      <style:text-properties style:font-name="Arial" fo:font-size="10pt"/>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Arial" fo:font-size="9pt"/>
    </style:style>
    <style:style style:name="ce71" style:family="table-cell" style:parent-style-name="Default">
      <style:text-properties fo:font-size="9pt"/>
    </style:style>
    <style:style style:name="ce7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text-align-source="fix" style:repeat-content="false"/>
      <style:paragraph-properties fo:text-align="start" fo:margin-left="0in"/>
      <style:text-properties fo:font-size="9pt"/>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text-align-source="fix" style:repeat-content="false"/>
      <style:paragraph-properties fo:text-align="start" fo:margin-left="0in"/>
      <style:text-properties style:font-name="Arial" fo:font-size="9pt"/>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0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text-align-source="fix" style:repeat-content="false"/>
      <style:paragraph-properties fo:text-align="center" fo:margin-left="0in"/>
      <style:text-properties fo:font-size="9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center" fo:margin-left="0in"/>
      <style:text-properties style:font-name="Arial" fo:font-size="9pt"/>
    </style:style>
    <style:style style:name="ce1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2" style:family="table-cell" style:parent-style-name="Default">
      <style:text-properties fo:color="#ff0000" fo:font-size="9pt"/>
    </style:style>
    <style:style style:name="ce143" style:family="table-cell" style:parent-style-name="Default">
      <style:text-properties style:use-window-font-color="true" fo:font-size="9pt"/>
    </style:style>
    <style:style style:name="ce144" style:family="table-cell" style:parent-style-name="Default">
      <style:table-cell-properties fo:border="0.0008in solid #000000"/>
      <style:text-properties style:use-window-font-color="true" fo:font-size="9pt"/>
    </style:style>
    <style:style style:name="ce145" style:family="table-cell" style:parent-style-name="Default">
      <style:table-cell-properties fo:border="0.0008in solid #000000"/>
      <style:text-properties fo:font-size="9pt"/>
    </style: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fo:background-color="transparent" fo:wrap-option="wrap"/>
      <style:text-properties fo:color="#000000" style:font-name="Arial" fo:font-size="10pt" style:font-name-asian="Tahoma" style:font-size-asian="10pt"/>
    </style:style>
    <style:style style:name="ce150"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51"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52"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fo:wrap-option="wrap"/>
      <style:text-properties style:use-window-font-color="true" style:font-name="Arial" fo:font-size="10pt" style:font-name-asian="Tahoma" style:font-size-asian="10pt"/>
    </style:style>
    <style:style style:name="ce158" style:family="table-cell" style:parent-style-name="Default">
      <style:table-cell-properties fo:wrap-option="wrap" style:vertical-align="top"/>
      <style:text-properties style:use-window-font-color="true" style:font-name="Arial" fo:font-size="10pt" style:font-name-asian="Tahoma" style:font-size-asian="10pt"/>
    </style:style>
    <style:style style:name="ce15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transparent"/>
      <style:text-properties fo:color="#ff0000" fo:font-size="9pt"/>
    </style:style>
    <style:style style:name="ce161" style:family="table-cell" style:parent-style-name="Default">
      <style:table-cell-properties style:text-align-source="fix" style:repeat-content="false"/>
      <style:paragraph-properties fo:text-align="center" fo:margin-left="0in"/>
    </style:style>
    <style:style style:name="ce162" style:family="table-cell" style:parent-style-name="Default">
      <style:text-properties style:font-name="Arial" fo:font-size="10pt"/>
    </style:style>
    <style:style style:name="ce163" style:family="table-cell" style:parent-style-name="Default">
      <style:table-cell-properties style:vertical-align="top"/>
    </style:style>
    <style:style style:name="ce1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fo:wrap-option="wrap"/>
      <style:text-properties style:font-name="Liberation Serif" fo:font-size="10pt" style:font-size-asian="10pt" style:font-size-complex="10pt"/>
    </style:style>
    <style:style style:name="ce16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168" style:family="table-cell" style:parent-style-name="Default">
      <style:table-cell-properties fo:wrap-option="wrap" style:vertical-align="top"/>
      <style:text-properties style:font-name="Liberation Serif" fo:font-size="10pt" style:font-size-asian="10pt" style:font-size-complex="10pt"/>
    </style:style>
    <style:style style:name="ce169" style:family="table-cell" style:parent-style-name="Default">
      <style:text-properties style:font-name="Liberation Serif" fo:font-size="10pt" style:font-size-asian="10pt" style:font-size-complex="10pt"/>
    </style:style>
    <style:style style:name="ce17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Liberation Serif"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89" style:family="table-cell" style:parent-style-name="Default">
      <style:table-cell-properties fo:background-color="#000080"/>
      <style:text-properties fo:color="#ffffff" fo:font-size="12pt" fo:font-weight="bold"/>
    </style:style>
    <style:style style:name="ce19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5"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9]"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RSS Portlet Reader: missing label internationalizatio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number-columns-repeated="245" table:default-cell-style-name="Default"/>
        <table:table-column table:style-name="co8" table:number-columns-repeated="768"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876];[.$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876];[.$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876];[.$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5" office:value-type="string">
            <text:p>Total Main Cases:</text:p>
          </table:table-cell>
          <table:table-cell table:style-name="ce75" table:formula="of:=MAX([.A7:.A859])" office:value-type="float" office:value="6" table:number-columns-spanned="3" table:number-rows-spanned="1">
            <text:p>6</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876];[.$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6"/>
          <table:table-cell table:style-name="ce71"/>
          <table:table-cell table:style-name="ce80" table:number-columns-repeated="5"/>
          <table:table-cell table:style-name="ce129"/>
          <table:table-cell table:number-columns-repeated="2"/>
          <table:table-cell office:value-type="string">
            <text:p>N/A</text:p>
          </table:table-cell>
          <table:table-cell table:style-name="ce154" table:formula="of:=COUNTIF([.L$7:.L$876];[.$L5])" office:value-type="float" office:value="0">
            <text:p>0</text:p>
          </table:table-cell>
          <table:table-cell table:style-name="ce154" table:number-columns-repeated="2"/>
          <table:table-cell table:style-name="ce71" table:number-columns-repeated="219"/>
          <table:table-cell table:number-columns-repeated="790"/>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9"/>
        </table:table-row>
        <table:table-row table:style-name="ro7">
          <table:table-cell table:style-name="ce60" office:value-type="float" office:value="1">
            <text:p>001</text:p>
          </table:table-cell>
          <table:table-cell table:style-name="ce47" office:value-type="string">
            <text:p>REG_CS_CON_ALL_341</text:p>
          </table:table-cell>
          <table:table-cell table:style-name="ce76" office:value-type="float" office:value="1">
            <text:p>001</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84" office:value-type="string">
            <text:p>Check displaying Gender in French</text:p>
          </table:table-cell>
          <table:table-cell table:style-name="ce107" office:value-type="string">
            <text:p>Step 1: Add contact</text:p>
          </table:table-cell>
          <table:table-cell table:style-name="ce115" office:value-type="string">
            <text:p>- Change language to French</text:p>
            <text:p>- Go to Contact page</text:p>
            <text:p>- Add a contact, and precise if it is male or female</text:p>
          </table:table-cell>
          <table:table-cell table:style-name="ce115" office:value-type="string">
            <text:p>Create new contact successfully</text:p>
          </table:table-cell>
          <table:table-cell table:style-name="ce115" office:value-type="string">
            <text:p>Low</text:p>
          </table:table-cell>
          <table:table-cell table:style-name="ce55" office:value-type="string">
            <text:p>ALL-341, CS-4183 </text:p>
          </table:table-cell>
          <table:table-cell table:style-name="ce149" office:value-type="string">
            <text:p>Gender is displayed in English</text:p>
          </table:table-cell>
          <table:table-cell table:style-name="ce151"/>
          <table:table-cell table:style-name="ce157" table:number-columns-repeated="235"/>
          <table:table-cell table:style-name="ce162" table:number-columns-repeated="9"/>
          <table:table-cell table:number-columns-repeated="768"/>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ON_ALL_341</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07" office:value-type="string">
            <text:p>Step 2: View added contact</text:p>
          </table:table-cell>
          <table:table-cell table:style-name="ce115" office:value-type="string">
            <text:p>- Select the address book contain above contact</text:p>
            <text:p>- Select added contact form list to view</text:p>
          </table:table-cell>
          <table:table-cell table:style-name="ce115" office:value-type="string">
            <text:p>The Gender is well translated in French</text:p>
          </table:table-cell>
          <table:table-cell table:style-name="ce115" office:value-type="string">
            <text:p>Low</text:p>
          </table:table-cell>
          <table:table-cell table:style-name="ce55" office:value-type="string">
            <text:p>ALL-341, CS-4183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3">
          <table:table-cell table:style-name="ce60"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76" office:value-type="float" office:value="1">
            <text:p>001</text:p>
          </table:table-cell>
          <table:table-cell table:style-name="ce56" table:formula="of:=CONCATENATE(&quot;CS&quot;;&quot;/&quot;;&quot;Calendar&quot;;&quot;/&quot;;[.B9])" office:value-type="string" office:string-value="CS/Calendar/REG_CS_CA_CCP_367">
            <text:p>CS/Calendar/REG_CS_CA_CCP_367</text:p>
          </table:table-cell>
          <table:table-cell table:style-name="ce84" office:value-type="string">
            <text:p>Check displaying Add participant form in French</text:p>
          </table:table-cell>
          <table:table-cell table:style-name="ce107" office:value-type="string">
            <text:p>Step 1: Go to Agenda</text:p>
          </table:table-cell>
          <table:table-cell table:style-name="ce115" office:value-type="string">
            <text:p>- Change display language to French</text:p>
            <text:p>- Go to Agenda page</text:p>
          </table:table-cell>
          <table:table-cell table:style-name="ce115" office:value-type="string">
            <text:p>Agenda page is well displayed</text:p>
          </table:table-cell>
          <table:table-cell table:style-name="ce115" office:value-type="string">
            <text:p>Low</text:p>
          </table:table-cell>
          <table:table-cell table:style-name="ce55" office:value-type="string">
            <text:p>CS-4174 </text:p>
          </table:table-cell>
          <table:table-cell table:style-name="ce149"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1"/>
          <table:table-cell table:style-name="ce157" table:number-columns-repeated="235"/>
          <table:table-cell table:style-name="ce162" table:number-columns-repeated="9"/>
          <table:table-cell table:number-columns-repeated="768"/>
        </table:table-row>
        <table:table-row table:style-name="ro14">
          <table:table-cell table:style-name="ce60" table:formula="of:=IF(VALUE(MID([.F10];6;FIND(&quot;:&quot;;[.F10];1)-FIND(&quot; &quot;;[.F10];1)-1))&gt;VALUE(MID([.F9];6;FIND(&quot;:&quot;;[.F9];1)-FIND(&quot; &quot;;[.F9];1)-1));&quot;&quot;;MAX([.A$7:.A9])+1)">
            <text:p/>
          </table:table-cell>
          <table:table-cell table:style-name="ce47" office:value-type="string">
            <text:p>REG_CS_CA_CCP_367</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07" office:value-type="string">
            <text:p>Step 2: Show Add new event form</text:p>
          </table:table-cell>
          <table:table-cell table:style-name="ce115" office:value-type="string">
            <text:p>- Click Add Event</text:p>
            <text:p>- Select Participant tab</text:p>
            <text:p>- Click the "+" which is near "participants"</text:p>
            <text:p>- Click on "choose a user"</text:p>
          </table:table-cell>
          <table:table-cell table:style-name="ce115" office:value-type="string">
            <text:p>The form is well translated in French</text:p>
          </table:table-cell>
          <table:table-cell table:style-name="ce115" office:value-type="string">
            <text:p>Low</text:p>
          </table:table-cell>
          <table:table-cell table:style-name="ce55" office:value-type="string">
            <text:p>CS-4174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76" office:value-type="float" office:value="1">
            <text:p>001</text:p>
          </table:table-cell>
          <table:table-cell table:style-name="ce56" table:formula="of:=CONCATENATE(&quot;CS&quot;;&quot;/&quot;;&quot;Mail&quot;;&quot;/&quot;;[.B11])" office:value-type="string" office:string-value="CS/Mail/REG_CS_MA_CCP_317">
            <text:p>CS/Mail/REG_CS_MA_CCP_317</text:p>
          </table:table-cell>
          <table:table-cell table:style-name="ce84" office:value-type="string">
            <text:p>Check displaying Home page of eXo mail in languages</text:p>
          </table:table-cell>
          <table:table-cell table:style-name="ce107" office:value-type="string">
            <text:p>Step 1: Show Home page of Mail</text:p>
          </table:table-cell>
          <table:table-cell table:style-name="ce115" office:value-type="string">
            <text:p>- Change display language</text:p>
            <text:p>- Select Mail page</text:p>
          </table:table-cell>
          <table:table-cell table:style-name="ce115" office:value-type="string">
            <text:p>The home page of eXo mail is well displayed in selected language</text:p>
          </table:table-cell>
          <table:table-cell table:style-name="ce115" office:value-type="string">
            <text:p>Low</text:p>
          </table:table-cell>
          <table:table-cell table:style-name="ce55" office:value-type="string">
            <text:p>CS-4170, CS-4163 </text:p>
          </table:table-cell>
          <table:table-cell table:style-name="ce150" office:value-type="string">
            <text:p>Home page of eXo Mail is only in English </text:p>
          </table:table-cell>
          <table:table-cell table:style-name="ce151"/>
          <table:table-cell table:style-name="ce157" table:number-columns-repeated="235"/>
          <table:table-cell table:style-name="ce162" table:number-columns-repeated="9"/>
          <table:table-cell table:number-columns-repeated="768"/>
        </table:table-row>
        <table:table-row table:style-name="ro16">
          <table:table-cell table:style-name="ce60"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76" office:value-type="float" office:value="1">
            <text:p>001</text:p>
          </table:table-cell>
          <table:table-cell table:style-name="ce56" table:formula="of:=CONCATENATE(&quot;CS&quot;;&quot;/&quot;;&quot;Chat&quot;;&quot;/&quot;;[.B12])" office:value-type="string" office:string-value="CS/Chat/REG_CS_CHA_CCP_317">
            <text:p>CS/Chat/REG_CS_CHA_CCP_317</text:p>
          </table:table-cell>
          <table:table-cell table:style-name="ce84" office:value-type="string">
            <text:p>Check chat popup in French</text:p>
          </table:table-cell>
          <table:table-cell table:style-name="ce107" office:value-type="string">
            <text:p>Step 1: Show chat popup</text:p>
          </table:table-cell>
          <table:table-cell table:style-name="ce115" office:value-type="string">
            <text:p>- Change display language</text:p>
            <text:p>- Show chat popup</text:p>
          </table:table-cell>
          <table:table-cell table:style-name="ce115" office:value-type="string">
            <text:p>Chat is well displayed in French</text:p>
          </table:table-cell>
          <table:table-cell table:style-name="ce115" office:value-type="string">
            <text:p>Low</text:p>
          </table:table-cell>
          <table:table-cell table:style-name="ce55" office:value-type="string">
            <text:p>CS-4045, CS-4000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7">
          <table:table-cell table:style-name="ce60"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76" office:value-type="float" office:value="1">
            <text:p>001</text:p>
          </table:table-cell>
          <table:table-cell table:style-name="ce56" table:formula="of:=CONCATENATE(&quot;CS&quot;;&quot;/&quot;;&quot;Calendar&quot;;&quot;/&quot;;[.B13])" office:value-type="string" office:string-value="CS/Calendar/REG_CS_CA_CCP_361">
            <text:p>CS/Calendar/REG_CS_CA_CCP_361</text:p>
          </table:table-cell>
          <table:table-cell table:style-name="ce84" office:value-type="string">
            <text:p>Check <text:s/>mini calendar in case change the first day of the week</text:p>
          </table:table-cell>
          <table:table-cell table:style-name="ce107" office:value-type="string">
            <text:p>Step 1: Configure the first day of the week in Calendar</text:p>
          </table:table-cell>
          <table:table-cell table:style-name="ce115" office:value-type="string">
            <text:p>- Go to Agenda page</text:p>
            <text:p>- Click Settings to show setting form</text:p>
            <text:p>- Select 1 day from list for Week Start on</text:p>
            <text:p>- Save</text:p>
          </table:table-cell>
          <table:table-cell table:style-name="ce115" office:value-type="string">
            <text:p>- Change is saved</text:p>
            <text:p>- The mini calendar is update with the new “First day of the week”</text:p>
          </table:table-cell>
          <table:table-cell table:style-name="ce115" office:value-type="string">
            <text:p>Low</text:p>
          </table:table-cell>
          <table:table-cell table:style-name="ce55" office:value-type="string">
            <text:p>CS-4165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7">
          <table:table-cell table:style-name="ce60"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76" office:value-type="float" office:value="1">
            <text:p>001</text:p>
          </table:table-cell>
          <table:table-cell table:style-name="ce56" table:formula="of:=CONCATENATE(&quot;CS&quot;;&quot;/&quot;;&quot;Mail&quot;;&quot;/&quot;;[.B14])" office:value-type="string" office:string-value="CS/Mail/REG_CS_MA_CCP_369">
            <text:p>CS/Mail/REG_CS_MA_CCP_369</text:p>
          </table:table-cell>
          <table:table-cell table:style-name="ce84" office:value-type="string">
            <text:p>Check Adding mail folder</text:p>
          </table:table-cell>
          <table:table-cell table:style-name="ce107" office:value-type="string">
            <text:p>Step 1: Create new mail account with imap </text:p>
          </table:table-cell>
          <table:table-cell table:style-name="ce108" office:value-type="string">
            <text:p>- Go to Mail page</text:p>
            <text:p>- Create new account using imap service type (at step 3)</text:p>
          </table:table-cell>
          <table:table-cell table:style-name="ce124" office:value-type="string">
            <text:p>New mail account is created</text:p>
          </table:table-cell>
          <table:table-cell table:style-name="ce115" office:value-type="string">
            <text:p>High</text:p>
          </table:table-cell>
          <table:table-cell table:style-name="ce55" office:value-type="string">
            <text:p>ALL-342, CS-4178 </text:p>
          </table:table-cell>
          <table:table-cell table:style-name="ce151" office:value-type="string">
            <text:p>The folder isn't created and displayed in the Personal Folders.</text:p>
            <text:p>PS: The folder's add can be done successfully with the protocol Pop3 but not with Imap</text:p>
          </table:table-cell>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76" table:formula="of:=IF(VALUE(MID([.F15];6;FIND(&quot;:&quot;;[.F15];1)-FIND(&quot; &quot;;[.F15];1)-1))&gt;VALUE(MID([.F14];6;FIND(&quot;:&quot;;[.F14];1)-FIND(&quot; &quot;;[.F14];1)-1));[.C14];[.C14]+1)" office:value-type="float" office:value="1">
            <text:p>001</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2: Show Add new personal folder form</text:p>
          </table:table-cell>
          <table:table-cell table:style-name="ce108" office:value-type="string">
            <text:p>Right click on Inbox and choose add folder.</text:p>
          </table:table-cell>
          <table:table-cell table:style-name="ce108" office:value-type="string">
            <text:p>Add new folder form is shown</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76" table:formula="of:=IF(VALUE(MID([.F16];6;FIND(&quot;:&quot;;[.F16];1)-FIND(&quot; &quot;;[.F16];1)-1))&gt;VALUE(MID([.F15];6;FIND(&quot;:&quot;;[.F15];1)-FIND(&quot; &quot;;[.F15];1)-1));[.C15];[.C15]+1)" office:value-type="float" office:value="1">
            <text:p>001</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3: Add folder</text:p>
          </table:table-cell>
          <table:table-cell table:style-name="ce108" office:value-type="string">
            <text:p>- Input folder name</text:p>
            <text:p>- Click Save</text:p>
          </table:table-cell>
          <table:table-cell table:style-name="ce124" office:value-type="string">
            <text:p>New folder is added successfully &amp; displayed in Personal Folders part</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
          <table:table-cell table:style-name="ce61" table:number-columns-repeated="2"/>
          <table:table-cell table:style-name="ce76"/>
          <table:table-cell table:style-name="ce61" table:number-columns-repeated="5"/>
          <table:table-cell table:style-name="ce115"/>
          <table:table-cell table:style-name="ce61" table:number-columns-repeated="247"/>
          <table:table-cell table:style-name="ce163" table:number-columns-repeated="768"/>
        </table:table-row>
        <table:table-row table:style-name="ro1" table:number-rows-repeated="36">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86"/>
          <table:table-cell table:style-name="ce109"/>
          <table:table-cell table:style-name="ce116"/>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04"/>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16"/>
          <table:table-cell table:style-name="ce113"/>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7"/>
          <table:table-cell table:style-name="ce110" table:number-columns-repeated="2"/>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88"/>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3">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111"/>
          <table:table-cell table:style-name="ce117"/>
          <table:table-cell table:style-name="ce99"/>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4"/>
          <table:table-cell table:style-name="ce111"/>
          <table:table-cell table:style-name="ce118"/>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4"/>
          <table:table-cell table:style-name="ce111"/>
          <table:table-cell table:style-name="ce119"/>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3"/>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6"/>
          <table:table-cell table:style-name="ce97"/>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97" table:number-columns-repeated="2"/>
          <table:table-cell table:style-name="ce122"/>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2"/>
          <table:table-cell table:style-name="ce98"/>
          <table:table-cell table:style-name="ce110"/>
          <table:table-cell table:style-name="ce104"/>
          <table:table-cell table:style-name="ce113"/>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2"/>
          <table:table-cell table:style-name="ce99" table:number-columns-repeated="3"/>
          <table:table-cell table:style-name="ce101"/>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0"/>
          <table:table-cell table:style-name="ce112"/>
          <table:table-cell table:style-name="ce92"/>
          <table:table-cell table:style-name="ce126"/>
          <table:table-cell table:style-name="ce130"/>
          <table:table-cell table:style-name="ce140"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1" table:number-columns-repeated="3"/>
          <table:table-cell table:style-name="ce99"/>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62"/>
          <table:table-cell table:style-name="ce81"/>
          <table:table-cell table:style-name="ce102"/>
          <table:table-cell table:style-name="ce110"/>
          <table:table-cell table:style-name="ce92"/>
          <table:table-cell table:style-name="ce113"/>
          <table:table-cell table:style-name="ce130"/>
          <table:table-cell table:style-name="ce144"/>
          <table:table-cell table:style-name="ce143"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5"/>
          <table:table-cell table:style-name="ce113"/>
          <table:table-cell table:style-name="ce106"/>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6"/>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4"/>
          <table:table-cell table:style-name="ce106"/>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92"/>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92"/>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number-rows-repeated="2">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4" table:number-columns-repeated="3"/>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92"/>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number-rows-repeated="2">
          <table:table-cell table:style-name="ce62"/>
          <table:table-cell table:style-name="ce67"/>
          <table:table-cell table:style-name="ce77"/>
          <table:table-cell table:style-name="ce81"/>
          <table:table-cell table:style-name="ce104"/>
          <table:table-cell table:style-name="ce110" table:number-columns-repeated="3"/>
          <table:table-cell table:style-name="ce130"/>
          <table:table-cell table:style-name="ce135" table:number-columns-repeated="222"/>
          <table:table-cell table:style-name="ce71" table:number-columns-repeated="3"/>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142" table:number-columns-repeated="225"/>
          <table:table-cell table:number-columns-repeated="790"/>
        </table:table-row>
        <table:table-row table:style-name="ro1" table:number-rows-repeated="29">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number-rows-repeated="1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11" table:number-columns-spanned="3" table:number-rows-spanned="1">
            <text:p>11</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2">
          <table:table-cell table:style-name="ce164" office:value-type="float" office:value="1">
            <text:p>001</text:p>
          </table:table-cell>
          <table:table-cell table:style-name="ce47" office:value-type="string">
            <text:p>REG_CS_CHA_CP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PP_420">
            <text:p>CS/Chat/REG_CS_CHA_CP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HA_CP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9];6;FIND(&quot;:&quot;;[.F9];1)-FIND(&quot; &quot;;[.F9];1)-1))&gt;VALUE(MID([.F8];6;FIND(&quot;:&quot;;[.F8];1)-FIND(&quot; &quot;;[.F8];1)-1));&quot;&quot;;MAX([.A$7:.A8])+1)">
            <text:p/>
          </table:table-cell>
          <table:table-cell table:style-name="ce47" office:value-type="string">
            <text:p>REG_CS_CHA_CP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0];6;FIND(&quot;:&quot;;[.F10];1)-FIND(&quot; &quot;;[.F10];1)-1))&gt;VALUE(MID([.F9];6;FIND(&quot;:&quot;;[.F9];1)-FIND(&quot; &quot;;[.F9];1)-1));&quot;&quot;;MAX([.A$7:.A9])+1)">
            <text:p/>
          </table:table-cell>
          <table:table-cell table:style-name="ce47" office:value-type="string">
            <text:p>REG_CS_CHA_CP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2">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P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PP_420">
            <text:p>CS/Chat/REG_CS_CHA_CP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76" table:formula="of:=IF(VALUE(MID([.F13];6;FIND(&quot;:&quot;;[.F13];1)-FIND(&quot; &quot;;[.F13];1)-1))&gt;VALUE(MID([.F12];6;FIND(&quot;:&quot;;[.F12];1)-FIND(&quot; &quot;;[.F12];1)-1));[.C12];[.C12]+1)" office:value-type="float" office:value="2">
            <text:p>002</text:p>
          </table:table-cell>
          <table:table-cell table:style-name="ce56"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76" table:formula="of:=IF(VALUE(MID([.F14];6;FIND(&quot;:&quot;;[.F14];1)-FIND(&quot; &quot;;[.F14];1)-1))&gt;VALUE(MID([.F13];6;FIND(&quot;:&quot;;[.F13];1)-FIND(&quot; &quot;;[.F13];1)-1));[.C13];[.C13]+1)" office:value-type="float" office:value="2">
            <text:p>002</text:p>
          </table:table-cell>
          <table:table-cell table:style-name="ce56"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15">
          <table:table-cell table:style-name="ce60" table:formula="of:=IF(VALUE(MID([.F15];6;FIND(&quot;:&quot;;[.F15];1)-FIND(&quot; &quot;;[.F15];1)-1))&gt;VALUE(MID([.F14];6;FIND(&quot;:&quot;;[.F14];1)-FIND(&quot; &quot;;[.F14];1)-1));&quot;&quot;;MAX([.A$7:.A14])+1)" office:value-type="float" office:value="3">
            <text:p>003</text:p>
          </table:table-cell>
          <table:table-cell table:style-name="ce47" office:value-type="string">
            <text:p>REG_CS_CHA_CPP_420</text:p>
          </table:table-cell>
          <table:table-cell table:style-name="ce76" table:formula="of:=IF(VALUE(MID([.F15];6;FIND(&quot;:&quot;;[.F15];1)-FIND(&quot; &quot;;[.F15];1)-1))&gt;VALUE(MID([.F14];6;FIND(&quot;:&quot;;[.F14];1)-FIND(&quot; &quot;;[.F14];1)-1));[.C14];[.C14]+1)" office:value-type="float" office:value="3">
            <text:p>003</text:p>
          </table:table-cell>
          <table:table-cell table:style-name="ce56" table:formula="of:=CONCATENATE(&quot;CS&quot;;&quot;/&quot;;&quot;Chat&quot;;&quot;/&quot;;[.B15])" office:value-type="string" office:string-value="CS/Chat/REG_CS_CHA_CPP_420">
            <text:p>CS/Chat/REG_CS_CHA_CPP_420</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76" table:formula="of:=IF(VALUE(MID([.F16];6;FIND(&quot;:&quot;;[.F16];1)-FIND(&quot; &quot;;[.F16];1)-1))&gt;VALUE(MID([.F15];6;FIND(&quot;:&quot;;[.F15];1)-FIND(&quot; &quot;;[.F15];1)-1));[.C15];[.C15]+1)" office:value-type="float" office:value="3">
            <text:p>003</text:p>
          </table:table-cell>
          <table:table-cell table:style-name="ce56"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76" table:formula="of:=IF(VALUE(MID([.F17];6;FIND(&quot;:&quot;;[.F17];1)-FIND(&quot; &quot;;[.F17];1)-1))&gt;VALUE(MID([.F16];6;FIND(&quot;:&quot;;[.F16];1)-FIND(&quot; &quot;;[.F16];1)-1));[.C16];[.C16]+1)" office:value-type="float" office:value="3">
            <text:p>003</text:p>
          </table:table-cell>
          <table:table-cell table:style-name="ce56"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7">
          <table:table-cell table:style-name="ce60"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76" table:formula="of:=IF(VALUE(MID([.F18];6;FIND(&quot;:&quot;;[.F18];1)-FIND(&quot; &quot;;[.F18];1)-1))&gt;VALUE(MID([.F17];6;FIND(&quot;:&quot;;[.F17];1)-FIND(&quot; &quot;;[.F17];1)-1));[.C17];[.C17]+1)" office:value-type="float" office:value="3">
            <text:p>003</text:p>
          </table:table-cell>
          <table:table-cell table:style-name="ce56"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7">
          <table:table-cell table:style-name="ce60" table:formula="of:=IF(VALUE(MID([.F19];6;FIND(&quot;:&quot;;[.F19];1)-FIND(&quot; &quot;;[.F19];1)-1))&gt;VALUE(MID([.F18];6;FIND(&quot;:&quot;;[.F18];1)-FIND(&quot; &quot;;[.F18];1)-1));&quot;&quot;;MAX([.A$7:.A18])+1)" office:value-type="float" office:value="4">
            <text:p>004</text:p>
          </table:table-cell>
          <table:table-cell table:style-name="ce47" office:value-type="string">
            <text:p>REG_CS_CHA_CPP_420</text:p>
          </table:table-cell>
          <table:table-cell table:style-name="ce76" table:formula="of:=IF(VALUE(MID([.F19];6;FIND(&quot;:&quot;;[.F19];1)-FIND(&quot; &quot;;[.F19];1)-1))&gt;VALUE(MID([.F18];6;FIND(&quot;:&quot;;[.F18];1)-FIND(&quot; &quot;;[.F18];1)-1));[.C18];[.C18]+1)" office:value-type="float" office:value="4">
            <text:p>004</text:p>
          </table:table-cell>
          <table:table-cell table:style-name="ce56" table:formula="of:=CONCATENATE(&quot;CS&quot;;&quot;/&quot;;&quot;Chat&quot;;&quot;/&quot;;[.B19])" office:value-type="string" office:string-value="CS/Chat/REG_CS_CHA_CPP_420">
            <text:p>CS/Chat/REG_CS_CHA_CPP_420</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76" table:formula="of:=IF(VALUE(MID([.F20];6;FIND(&quot;:&quot;;[.F20];1)-FIND(&quot; &quot;;[.F20];1)-1))&gt;VALUE(MID([.F19];6;FIND(&quot;:&quot;;[.F19];1)-FIND(&quot; &quot;;[.F19];1)-1));[.C19];[.C19]+1)" office:value-type="float" office:value="4">
            <text:p>004</text:p>
          </table:table-cell>
          <table:table-cell table:style-name="ce56"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76" table:formula="of:=IF(VALUE(MID([.F21];6;FIND(&quot;:&quot;;[.F21];1)-FIND(&quot; &quot;;[.F21];1)-1))&gt;VALUE(MID([.F20];6;FIND(&quot;:&quot;;[.F20];1)-FIND(&quot; &quot;;[.F20];1)-1));[.C20];[.C20]+1)" office:value-type="float" office:value="4">
            <text:p>004</text:p>
          </table:table-cell>
          <table:table-cell table:style-name="ce56"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76" table:formula="of:=IF(VALUE(MID([.F22];6;FIND(&quot;:&quot;;[.F22];1)-FIND(&quot; &quot;;[.F22];1)-1))&gt;VALUE(MID([.F21];6;FIND(&quot;:&quot;;[.F21];1)-FIND(&quot; &quot;;[.F21];1)-1));[.C21];[.C21]+1)" office:value-type="float" office:value="4">
            <text:p>004</text:p>
          </table:table-cell>
          <table:table-cell table:style-name="ce56"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76" table:formula="of:=IF(VALUE(MID([.F23];6;FIND(&quot;:&quot;;[.F23];1)-FIND(&quot; &quot;;[.F23];1)-1))&gt;VALUE(MID([.F22];6;FIND(&quot;:&quot;;[.F22];1)-FIND(&quot; &quot;;[.F22];1)-1));[.C22];[.C22]+1)" office:value-type="float" office:value="4">
            <text:p>004</text:p>
          </table:table-cell>
          <table:table-cell table:style-name="ce56"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76" table:formula="of:=IF(VALUE(MID([.F24];6;FIND(&quot;:&quot;;[.F24];1)-FIND(&quot; &quot;;[.F24];1)-1))&gt;VALUE(MID([.F23];6;FIND(&quot;:&quot;;[.F23];1)-FIND(&quot; &quot;;[.F23];1)-1));[.C23];[.C23]+1)" office:value-type="float" office:value="4">
            <text:p>004</text:p>
          </table:table-cell>
          <table:table-cell table:style-name="ce56"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12">
          <table:table-cell table:style-name="ce60" table:formula="of:=IF(VALUE(MID([.F25];6;FIND(&quot;:&quot;;[.F25];1)-FIND(&quot; &quot;;[.F25];1)-1))&gt;VALUE(MID([.F24];6;FIND(&quot;:&quot;;[.F24];1)-FIND(&quot; &quot;;[.F24];1)-1));&quot;&quot;;MAX([.A$7:.A24])+1)" office:value-type="float" office:value="5">
            <text:p>005</text:p>
          </table:table-cell>
          <table:table-cell table:style-name="ce47" office:value-type="string">
            <text:p>REG_CS_CHA_CPP_421</text:p>
          </table:table-cell>
          <table:table-cell table:style-name="ce76" office:value-type="float" office:value="1">
            <text:p>001</text:p>
          </table:table-cell>
          <table:table-cell table:style-name="ce56" table:formula="of:=CONCATENATE(&quot;CS&quot;;&quot;/&quot;;&quot;Chat&quot;;&quot;/&quot;;[.B25])" office:value-type="string" office:string-value="CS/Chat/REG_CS_CHA_CPP_421">
            <text:p>CS/Chat/REG_CS_CHA_CPP_421</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5">
          <table:table-cell table:style-name="ce60" table:formula="of:=IF(VALUE(MID([.F26];6;FIND(&quot;:&quot;;[.F26];1)-FIND(&quot; &quot;;[.F26];1)-1))&gt;VALUE(MID([.F25];6;FIND(&quot;:&quot;;[.F25];1)-FIND(&quot; &quot;;[.F25];1)-1));&quot;&quot;;MAX([.A$7:.A25])+1)" office:value-type="float" office:value="6">
            <text:p>006</text:p>
          </table:table-cell>
          <table:table-cell table:style-name="ce47" office:value-type="string">
            <text:p>REG_CS_CHA_CPP_421</text:p>
          </table:table-cell>
          <table:table-cell table:style-name="ce76" table:formula="of:=IF(VALUE(MID([.F26];6;FIND(&quot;:&quot;;[.F26];1)-FIND(&quot; &quot;;[.F26];1)-1))&gt;VALUE(MID([.F25];6;FIND(&quot;:&quot;;[.F25];1)-FIND(&quot; &quot;;[.F25];1)-1));[.C25];[.C25]+1)" office:value-type="float" office:value="2">
            <text:p>002</text:p>
          </table:table-cell>
          <table:table-cell table:style-name="ce56" table:formula="of:=CONCATENATE(&quot;CS&quot;;&quot;/&quot;;&quot;Chat&quot;;&quot;/&quot;;[.B26])" office:value-type="string" office:string-value="CS/Chat/REG_CS_CHA_CPP_421">
            <text:p>CS/Chat/REG_CS_CHA_CPP_421</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60"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76" table:formula="of:=IF(VALUE(MID([.F27];6;FIND(&quot;:&quot;;[.F27];1)-FIND(&quot; &quot;;[.F27];1)-1))&gt;VALUE(MID([.F26];6;FIND(&quot;:&quot;;[.F26];1)-FIND(&quot; &quot;;[.F26];1)-1));[.C26];[.C26]+1)" office:value-type="float" office:value="2">
            <text:p>002</text:p>
          </table:table-cell>
          <table:table-cell table:style-name="ce56"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2">
          <table:table-cell table:style-name="ce60" table:formula="of:=IF(VALUE(MID([.F28];6;FIND(&quot;:&quot;;[.F28];1)-FIND(&quot; &quot;;[.F28];1)-1))&gt;VALUE(MID([.F27];6;FIND(&quot;:&quot;;[.F27];1)-FIND(&quot; &quot;;[.F27];1)-1));&quot;&quot;;MAX([.A$7:.A27])+1)" office:value-type="float" office:value="7">
            <text:p>007</text:p>
          </table:table-cell>
          <table:table-cell table:style-name="ce47" office:value-type="string">
            <text:p>REG_CS_CHA_CPP_421</text:p>
          </table:table-cell>
          <table:table-cell table:style-name="ce76" table:formula="of:=IF(VALUE(MID([.F28];6;FIND(&quot;:&quot;;[.F28];1)-FIND(&quot; &quot;;[.F28];1)-1))&gt;VALUE(MID([.F27];6;FIND(&quot;:&quot;;[.F27];1)-FIND(&quot; &quot;;[.F27];1)-1));[.C27];[.C27]+1)" office:value-type="float" office:value="3">
            <text:p>003</text:p>
          </table:table-cell>
          <table:table-cell table:style-name="ce56" table:formula="of:=CONCATENATE(&quot;CS&quot;;&quot;/&quot;;&quot;Chat&quot;;&quot;/&quot;;[.B28])" office:value-type="string" office:string-value="CS/Chat/REG_CS_CHA_CPP_421">
            <text:p>CS/Chat/REG_CS_CHA_CPP_421</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60"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76" table:formula="of:=IF(VALUE(MID([.F29];6;FIND(&quot;:&quot;;[.F29];1)-FIND(&quot; &quot;;[.F29];1)-1))&gt;VALUE(MID([.F28];6;FIND(&quot;:&quot;;[.F28];1)-FIND(&quot; &quot;;[.F28];1)-1));[.C28];[.C28]+1)" office:value-type="float" office:value="3">
            <text:p>003</text:p>
          </table:table-cell>
          <table:table-cell table:style-name="ce56"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53"/>
          <table:table-cell table:number-columns-repeated="244"/>
        </table:table-row>
        <table:table-row table:style-name="ro12">
          <table:table-cell table:style-name="ce60" table:formula="of:=IF(VALUE(MID([.F30];6;FIND(&quot;:&quot;;[.F30];1)-FIND(&quot; &quot;;[.F30];1)-1))&gt;VALUE(MID([.F29];6;FIND(&quot;:&quot;;[.F29];1)-FIND(&quot; &quot;;[.F29];1)-1));&quot;&quot;;MAX([.A$7:.A29])+1)" office:value-type="float" office:value="8">
            <text:p>008</text:p>
          </table:table-cell>
          <table:table-cell table:style-name="ce47" office:value-type="string">
            <text:p>REG_CS_CHA_REGCS_001</text:p>
          </table:table-cell>
          <table:table-cell table:style-name="ce76" office:value-type="float" office:value="1">
            <text:p>001</text:p>
          </table:table-cell>
          <table:table-cell table:style-name="ce56" table:formula="of:=CONCATENATE(&quot;CS&quot;;&quot;/&quot;;&quot;Chat&quot;;&quot;/&quot;;[.B30])" office:value-type="string" office:string-value="CS/Chat/REG_CS_CHA_REGCS_001">
            <text:p>CS/Chat/REG_CS_CHA_REGCS_001</text:p>
          </table:table-cell>
          <table:table-cell table:style-name="ce53"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76" table:formula="of:=IF(VALUE(MID([.F31];6;FIND(&quot;:&quot;;[.F31];1)-FIND(&quot; &quot;;[.F31];1)-1))&gt;VALUE(MID([.F30];6;FIND(&quot;:&quot;;[.F30];1)-FIND(&quot; &quot;;[.F30];1)-1));[.C30];[.C30]+1)" office:value-type="float" office:value="1">
            <text:p>001</text:p>
          </table:table-cell>
          <table:table-cell table:style-name="ce56"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76" table:formula="of:=IF(VALUE(MID([.F32];6;FIND(&quot;:&quot;;[.F32];1)-FIND(&quot; &quot;;[.F32];1)-1))&gt;VALUE(MID([.F31];6;FIND(&quot;:&quot;;[.F31];1)-FIND(&quot; &quot;;[.F31];1)-1));[.C31];[.C31]+1)" office:value-type="float" office:value="1">
            <text:p>001</text:p>
          </table:table-cell>
          <table:table-cell table:style-name="ce56"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76" table:formula="of:=IF(VALUE(MID([.F33];6;FIND(&quot;:&quot;;[.F33];1)-FIND(&quot; &quot;;[.F33];1)-1))&gt;VALUE(MID([.F32];6;FIND(&quot;:&quot;;[.F32];1)-FIND(&quot; &quot;;[.F32];1)-1));[.C32];[.C32]+1)" office:value-type="float" office:value="1">
            <text:p>001</text:p>
          </table:table-cell>
          <table:table-cell table:style-name="ce56"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76" table:formula="of:=IF(VALUE(MID([.F34];6;FIND(&quot;:&quot;;[.F34];1)-FIND(&quot; &quot;;[.F34];1)-1))&gt;VALUE(MID([.F33];6;FIND(&quot;:&quot;;[.F33];1)-FIND(&quot; &quot;;[.F33];1)-1));[.C33];[.C33]+1)" office:value-type="float" office:value="1">
            <text:p>001</text:p>
          </table:table-cell>
          <table:table-cell table:style-name="ce56"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76" table:formula="of:=IF(VALUE(MID([.F35];6;FIND(&quot;:&quot;;[.F35];1)-FIND(&quot; &quot;;[.F35];1)-1))&gt;VALUE(MID([.F34];6;FIND(&quot;:&quot;;[.F34];1)-FIND(&quot; &quot;;[.F34];1)-1));[.C34];[.C34]+1)" office:value-type="float" office:value="1">
            <text:p>001</text:p>
          </table:table-cell>
          <table:table-cell table:style-name="ce56"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76" table:formula="of:=IF(VALUE(MID([.F36];6;FIND(&quot;:&quot;;[.F36];1)-FIND(&quot; &quot;;[.F36];1)-1))&gt;VALUE(MID([.F35];6;FIND(&quot;:&quot;;[.F35];1)-FIND(&quot; &quot;;[.F35];1)-1));[.C35];[.C35]+1)" office:value-type="float" office:value="1">
            <text:p>001</text:p>
          </table:table-cell>
          <table:table-cell table:style-name="ce56"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76" table:formula="of:=IF(VALUE(MID([.F37];6;FIND(&quot;:&quot;;[.F37];1)-FIND(&quot; &quot;;[.F37];1)-1))&gt;VALUE(MID([.F36];6;FIND(&quot;:&quot;;[.F36];1)-FIND(&quot; &quot;;[.F36];1)-1));[.C36];[.C36]+1)" office:value-type="float" office:value="1">
            <text:p>001</text:p>
          </table:table-cell>
          <table:table-cell table:style-name="ce56"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76" table:formula="of:=IF(VALUE(MID([.F38];6;FIND(&quot;:&quot;;[.F38];1)-FIND(&quot; &quot;;[.F38];1)-1))&gt;VALUE(MID([.F37];6;FIND(&quot;:&quot;;[.F37];1)-FIND(&quot; &quot;;[.F37];1)-1));[.C37];[.C37]+1)" office:value-type="float" office:value="1">
            <text:p>001</text:p>
          </table:table-cell>
          <table:table-cell table:style-name="ce56"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76" table:formula="of:=IF(VALUE(MID([.F39];6;FIND(&quot;:&quot;;[.F39];1)-FIND(&quot; &quot;;[.F39];1)-1))&gt;VALUE(MID([.F38];6;FIND(&quot;:&quot;;[.F38];1)-FIND(&quot; &quot;;[.F38];1)-1));[.C38];[.C38]+1)" office:value-type="float" office:value="1">
            <text:p>001</text:p>
          </table:table-cell>
          <table:table-cell table:style-name="ce56"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19">
          <table:table-cell table:style-name="ce60" table:formula="of:=IF(VALUE(MID([.F40];6;FIND(&quot;:&quot;;[.F40];1)-FIND(&quot; &quot;;[.F40];1)-1))&gt;VALUE(MID([.F39];6;FIND(&quot;:&quot;;[.F39];1)-FIND(&quot; &quot;;[.F39];1)-1));&quot;&quot;;MAX([.A$7:.A39])+1)" office:value-type="float" office:value="9">
            <text:p>009</text:p>
          </table:table-cell>
          <table:table-cell table:style-name="ce47" office:value-type="string">
            <text:p>REG_CS_MA_CCP_469</text:p>
          </table:table-cell>
          <table:table-cell table:style-name="ce76" office:value-type="float" office:value="1">
            <text:p>001</text:p>
          </table:table-cell>
          <table:table-cell table:style-name="ce52" table:formula="of:=CONCATENATE(&quot;CS&quot;;&quot;/&quot;;&quot;Mail&quot;;&quot;/&quot;;[.B40])" office:value-type="string" office:string-value="CS/Mail/REG_CS_MA_CCP_469">
            <text:p>CS/Mail/REG_CS_MA_CCP_469</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76"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76"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9">
          <table:table-cell table:style-name="ce60" table:formula="of:=IF(VALUE(MID([.F43];6;FIND(&quot;:&quot;;[.F43];1)-FIND(&quot; &quot;;[.F43];1)-1))&gt;VALUE(MID([.F42];6;FIND(&quot;:&quot;;[.F42];1)-FIND(&quot; &quot;;[.F42];1)-1));&quot;&quot;;MAX([.A$7:.A42])+1)" office:value-type="float" office:value="10">
            <text:p>010</text:p>
          </table:table-cell>
          <table:table-cell table:style-name="ce47" office:value-type="string">
            <text:p>REG_CS_MA_CCP_469</text:p>
          </table:table-cell>
          <table:table-cell table:style-name="ce76"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REG_CS_MA_CCP_469">
            <text:p>CS/Mail/REG_CS_MA_CCP_469</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76"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76"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2">
          <table:table-cell table:style-name="ce60" table:formula="of:=IF(VALUE(MID([.F46];6;FIND(&quot;:&quot;;[.F46];1)-FIND(&quot; &quot;;[.F46];1)-1))&gt;VALUE(MID([.F45];6;FIND(&quot;:&quot;;[.F45];1)-FIND(&quot; &quot;;[.F45];1)-1));&quot;&quot;;MAX([.A$7:.A45])+1)" office:value-type="float" office:value="11">
            <text:p>011</text:p>
          </table:table-cell>
          <table:table-cell table:style-name="ce47" office:value-type="string">
            <text:p>REG_CS_CON_CCP_491</text:p>
          </table:table-cell>
          <table:table-cell table:style-name="ce76" office:value-type="float" office:value="1">
            <text:p>001</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12">
          <table:table-cell table:style-name="ce60"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76"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60"/>
          <table:table-cell/>
          <table:table-cell table:style-name="ce76"/>
          <table:table-cell/>
          <table:table-cell table:style-name="ce52" table:number-columns-repeated="6"/>
          <table:table-cell table:number-columns-repeated="245"/>
        </table:table-row>
        <table:table-row table:style-name="ro1" table:number-rows-repeated="39">
          <table:table-cell table:number-columns-repeated="2"/>
          <table:table-cell table:style-name="ce76"/>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number-columns-repeated="255"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2" table:number-columns-spanned="3" table:number-rows-spanned="1">
            <text:p>2</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7">
          <table:table-cell table:style-name="ce164" office:value-type="float" office:value="1">
            <text:p>001</text:p>
          </table:table-cell>
          <table:table-cell table:style-name="ce47" office:value-type="string">
            <text:p>REG_CS_CHA_CC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7">
          <table:table-cell table:style-name="ce60" table:formula="of:=IF(VALUE(MID([.F8];6;FIND(&quot;:&quot;;[.F8];1)-FIND(&quot; &quot;;[.F8];1)-1))&gt;VALUE(MID([.F7];6;FIND(&quot;:&quot;;[.F7];1)-FIND(&quot; &quot;;[.F7];1)-1));&quot;&quot;;MAX([.A$7:.A7])+1)">
            <text:p/>
          </table:table-cell>
          <table:table-cell table:style-name="ce47" office:value-type="string">
            <text:p>REG_CS_CHA_CC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60" table:formula="of:=IF(VALUE(MID([.F9];6;FIND(&quot;:&quot;;[.F9];1)-FIND(&quot; &quot;;[.F9];1)-1))&gt;VALUE(MID([.F8];6;FIND(&quot;:&quot;;[.F8];1)-FIND(&quot; &quot;;[.F8];1)-1));&quot;&quot;;MAX([.A$7:.A8])+1)">
            <text:p/>
          </table:table-cell>
          <table:table-cell table:style-name="ce47" office:value-type="string">
            <text:p>REG_CS_CHA_CC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7">
          <table:table-cell table:style-name="ce60" table:formula="of:=IF(VALUE(MID([.F10];6;FIND(&quot;:&quot;;[.F10];1)-FIND(&quot; &quot;;[.F10];1)-1))&gt;VALUE(MID([.F9];6;FIND(&quot;:&quot;;[.F9];1)-FIND(&quot; &quot;;[.F9];1)-1));&quot;&quot;;MAX([.A$7:.A9])+1)">
            <text:p/>
          </table:table-cell>
          <table:table-cell table:style-name="ce47" office:value-type="string">
            <text:p>REG_CS_CHA_CC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7">
          <table:table-cell table:style-name="ce60"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7">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6.8"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8" table:default-cell-style-name="Default"/>
        <table:table-column table:style-name="co29" table:default-cell-style-name="Default"/>
        <table:table-column table:style-name="co30" table:default-cell-style-name="Default"/>
        <table:table-column table:style-name="co8" table:number-columns-repeated="2" table:default-cell-style-name="Default"/>
        <table:table-column table:style-name="co30" table:default-cell-style-name="Default"/>
        <table:table-column table:style-name="co8" table:number-columns-repeated="1011"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style-name="ce78"/>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table-cell table:style-name="ce78"/>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table-cell table:style-name="ce123"/>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8">
          <table:table-cell/>
          <table:table-cell table:style-name="ce65" office:value-type="string">
            <text:p>Total Main Cases:</text:p>
          </table:table-cell>
          <table:table-cell table:style-name="ce75" table:formula="of:=MAX([.A7:.A961])" office:value-type="float" office:value="4" table:number-columns-spanned="3" table:number-rows-spanned="1">
            <text:p>4</text:p>
          </table:table-cell>
          <table:covered-table-cell table:style-name="ce79"/>
          <table:covered-table-cell table:style-name="ce75"/>
          <table:table-cell/>
          <table:table-cell table:style-name="ce114"/>
          <table:table-cell table:style-name="ce123"/>
          <table:table-cell table:style-name="ce128"/>
          <table:table-cell/>
          <table:table-cell table:style-name="ce123"/>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table-cell table:style-name="ce80"/>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788"/>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7"/>
        </table:table-row>
        <table:table-row table:style-name="ro14">
          <table:table-cell table:style-name="ce164" office:value-type="float" office:value="1">
            <text:p>001</text:p>
          </table:table-cell>
          <table:table-cell table:style-name="ce47" office:value-type="string">
            <text:p>REG_CS_4411_CCP_500</text:p>
          </table:table-cell>
          <table:table-cell table:style-name="ce166" office:value-type="float" office:value="1">
            <text:p>001</text:p>
          </table:table-cell>
          <table:table-cell table:style-name="ce56" table:formula="of:=CONCATENATE(&quot;CS&quot;;&quot;/&quot;;&quot;Chat&quot;;&quot;/&quot;;[.B7])" office:value-type="string" office:string-value="CS/Chat/REG_CS_4411_CCP_500">
            <text:p>CS/Chat/REG_CS_4411_CCP_500</text:p>
          </table:table-cell>
          <table:table-cell table:style-name="ce167" office:value-type="string">
            <text:p>Check sent message when change navigation</text:p>
          </table:table-cell>
          <table:table-cell table:style-name="ce168" office:value-type="string">
            <text:p>Step 1: Join room</text:p>
          </table:table-cell>
          <table:table-cell table:style-name="ce168" office:value-type="string">
            <text:p>- Login by 2 different users then add &amp; join in the same room (root &amp; john) (standing on a page that is not Home page of classic site)</text:p>
            <text:p>- John sends message to root</text:p>
          </table:table-cell>
          <table:table-cell table:style-name="ce168" office:value-type="string">
            <text:p>Message is sent</text:p>
          </table:table-cell>
          <table:table-cell table:style-name="ce165" office:value-type="string">
            <text:p>High</text:p>
          </table:table-cell>
          <table:table-cell table:style-name="ce171" office:value-type="string">
            <text:p>CS-4411</text:p>
          </table:table-cell>
          <table:table-cell table:style-name="ce165" table:number-columns-repeated="1012"/>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4411_CCP_50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4411_CCP_500">
            <text:p>CS/Chat/REG_CS_4411_CCP_500</text:p>
          </table:table-cell>
          <table:table-cell table:style-name="ce167" office:value-type="string">
            <text:p>Check sent message when change navigation</text:p>
          </table:table-cell>
          <table:table-cell table:style-name="ce168" office:value-type="string">
            <text:p>Step 2: Send message while receiver switch pages</text:p>
          </table:table-cell>
          <table:table-cell table:style-name="ce168" office:value-type="string">
            <text:p>Root changes to classic-&gt;Home. In the same time John continues to send message</text:p>
          </table:table-cell>
          <table:table-cell table:style-name="ce168" office:value-type="string">
            <text:p>Message is sent &amp; displayed in root's chat room</text:p>
          </table:table-cell>
          <table:table-cell table:style-name="ce165" office:value-type="string">
            <text:p>High</text:p>
          </table:table-cell>
          <table:table-cell table:style-name="ce170" office:value-type="string">
            <text:p>CS-4411</text:p>
          </table:table-cell>
          <table:table-cell table:style-name="ce168" office:value-type="string">
            <text:p>Message sent by John when Root switches to another session are lost</text:p>
          </table:table-cell>
          <table:table-cell table:style-name="ce165" table:number-columns-repeated="1011"/>
        </table:table-row>
        <table:table-row table:style-name="ro8">
          <table:table-cell table:style-name="ce60" table:formula="of:=IF(VALUE(MID([.F9];6;FIND(&quot;:&quot;;[.F9];1)-FIND(&quot; &quot;;[.F9];1)-1))&gt;VALUE(MID([.F8];6;FIND(&quot;:&quot;;[.F8];1)-FIND(&quot; &quot;;[.F8];1)-1));&quot;&quot;;MAX([.A$7:.A8])+1)" office:value-type="float" office:value="2">
            <text:p>002</text:p>
          </table:table-cell>
          <table:table-cell table:style-name="ce47" office:value-type="string">
            <text:p>REG_CS_4668</text:p>
          </table:table-cell>
          <table:table-cell table:style-name="ce76" table:formula="of:=IF(VALUE(MID([.F9];6;FIND(&quot;:&quot;;[.F9];1)-FIND(&quot; &quot;;[.F9];1)-1))&gt;VALUE(MID([.F8];6;FIND(&quot;:&quot;;[.F8];1)-FIND(&quot; &quot;;[.F8];1)-1));[.C8];[.C8]+1)" office:value-type="float" office:value="2">
            <text:p>002</text:p>
          </table:table-cell>
          <table:table-cell table:style-name="ce56" table:formula="of:=CONCATENATE(&quot;CS&quot;;&quot;/&quot;;&quot;Chat&quot;;&quot;/&quot;;[.B9])" office:value-type="string" office:string-value="CS/Chat/REG_CS_4668">
            <text:p>CS/Chat/REG_CS_4668</text:p>
          </table:table-cell>
          <table:table-cell table:style-name="ce167" office:value-type="string">
            <text:p>Check sharing contact by drag &amp; drop</text:p>
          </table:table-cell>
          <table:table-cell table:style-name="ce168" office:value-type="string">
            <text:p>Step 1: Add contact</text:p>
          </table:table-cell>
          <table:table-cell table:style-name="ce168" office:value-type="string">
            <text:p>- Go to Contact page</text:p>
            <text:p>- Add new contact</text:p>
          </table:table-cell>
          <table:table-cell table:style-name="ce168" office:value-type="string">
            <text:p>Contact is added</text:p>
          </table:table-cell>
          <table:table-cell table:style-name="ce169" office:value-type="string">
            <text:p>High</text:p>
          </table:table-cell>
          <table:table-cell table:style-name="ce170" office:value-type="string">
            <text:p>CS-4668</text:p>
          </table:table-cell>
          <table:table-cell table:style-name="ce165" table:number-columns-repeated="1012"/>
        </table:table-row>
        <table:table-row table:style-name="ro8">
          <table:table-cell table:style-name="ce60" table:formula="of:=IF(VALUE(MID([.F10];6;FIND(&quot;:&quot;;[.F10];1)-FIND(&quot; &quot;;[.F10];1)-1))&gt;VALUE(MID([.F9];6;FIND(&quot;:&quot;;[.F9];1)-FIND(&quot; &quot;;[.F9];1)-1));&quot;&quot;;MAX([.A$7:.A9])+1)">
            <text:p/>
          </table:table-cell>
          <table:table-cell table:style-name="ce47" office:value-type="string">
            <text:p>REG_CS_4668</text:p>
          </table:table-cell>
          <table:table-cell table:style-name="ce76" table:formula="of:=IF(VALUE(MID([.F10];6;FIND(&quot;:&quot;;[.F10];1)-FIND(&quot; &quot;;[.F10];1)-1))&gt;VALUE(MID([.F9];6;FIND(&quot;:&quot;;[.F9];1)-FIND(&quot; &quot;;[.F9];1)-1));[.C9];[.C9]+1)" office:value-type="float" office:value="2">
            <text:p>002</text:p>
          </table:table-cell>
          <table:table-cell table:style-name="ce56" table:formula="of:=CONCATENATE(&quot;CS&quot;;&quot;/&quot;;&quot;Chat&quot;;&quot;/&quot;;[.B10])" office:value-type="string" office:string-value="CS/Chat/REG_CS_4668">
            <text:p>CS/Chat/REG_CS_4668</text:p>
          </table:table-cell>
          <table:table-cell table:style-name="ce167" office:value-type="string">
            <text:p>Check sharing contact by drag &amp; drop</text:p>
          </table:table-cell>
          <table:table-cell table:style-name="ce168" office:value-type="string">
            <text:p>Step 2: Share contact</text:p>
          </table:table-cell>
          <table:table-cell table:style-name="ce168" office:value-type="string">
            <text:p>Drag &amp; drop added contact into Share area (Share text)</text:p>
          </table:table-cell>
          <table:table-cell table:style-name="ce168" office:value-type="string">
            <text:p>Share contact form is shown</text:p>
          </table:table-cell>
          <table:table-cell table:style-name="ce169" office:value-type="string">
            <text:p>High</text:p>
          </table:table-cell>
          <table:table-cell table:style-name="ce170" office:value-type="string">
            <text:p>CS-4668</text:p>
          </table:table-cell>
          <table:table-cell table:style-name="ce165" office:value-type="string">
            <text:p>Nothing happens</text:p>
          </table:table-cell>
          <table:table-cell table:style-name="ce165" table:number-columns-repeated="1011"/>
        </table:table-row>
        <table:table-row table:style-name="ro12">
          <table:table-cell table:style-name="ce60" table:formula="of:=IF(VALUE(MID([.F11];6;FIND(&quot;:&quot;;[.F11];1)-FIND(&quot; &quot;;[.F11];1)-1))&gt;VALUE(MID([.F10];6;FIND(&quot;:&quot;;[.F10];1)-FIND(&quot; &quot;;[.F10];1)-1));&quot;&quot;;MAX([.A$7:.A10])+1)" office:value-type="float" office:value="3">
            <text:p>003</text:p>
          </table:table-cell>
          <table:table-cell table:style-name="ce47" office:value-type="string">
            <text:p>REG_CS_4717_CCP_727</text:p>
          </table:table-cell>
          <table:table-cell table:style-name="ce166" office:value-type="float" office:value="1">
            <text:p>001</text:p>
          </table:table-cell>
          <table:table-cell table:style-name="ce56" table:formula="of:=CONCATENATE(&quot;CS&quot;;&quot;/&quot;;&quot;RSS&quot;;&quot;/&quot;;[.B11])" office:value-type="string" office:string-value="CS/RSS/REG_CS_4717_CCP_727">
            <text:p>CS/RSS/REG_CS_4717_CCP_727</text:p>
          </table:table-cell>
          <table:table-cell table:style-name="ce167" office:value-type="string">
            <text:p>Check if some labels in RSS Reader portlet are well internationalization</text:p>
          </table:table-cell>
          <table:table-cell table:style-name="ce168" office:value-type="string">
            <text:p>Step 1: Add page with RSS reader portlet</text:p>
          </table:table-cell>
          <table:table-cell table:style-name="ce168" office:value-type="string">
            <text:p>- Go to Application Registry &amp; Import applications</text:p>
            <text:p>- Create new page with RSS reader portlet (inside Content category)</text:p>
          </table:table-cell>
          <table:table-cell table:style-name="ce168" office:value-type="string">
            <text:p>Create new page successfully</text:p>
          </table:table-cell>
          <table:table-cell table:style-name="ce170" office:value-type="string">
            <text:p>High</text:p>
          </table:table-cell>
          <table:table-cell table:style-name="ce170" office:value-type="string">
            <text:p>CS-4717</text:p>
          </table:table-cell>
          <table:table-cell table:style-name="ce165" table:number-columns-repeated="1012"/>
        </table:table-row>
        <table:table-row table:style-name="ro12">
          <table:table-cell table:style-name="ce60" table:formula="of:=IF(VALUE(MID([.F12];6;FIND(&quot;:&quot;;[.F12];1)-FIND(&quot; &quot;;[.F12];1)-1))&gt;VALUE(MID([.F11];6;FIND(&quot;:&quot;;[.F11];1)-FIND(&quot; &quot;;[.F11];1)-1));&quot;&quot;;MAX([.A$7:.A11])+1)">
            <text:p/>
          </table:table-cell>
          <table:table-cell table:style-name="ce47" office:value-type="string">
            <text:p>REG_CS_4717_CCP_727</text:p>
          </table:table-cell>
          <table:table-cell table:style-name="ce76" table:formula="of:=IF(VALUE(MID([.F12];6;FIND(&quot;:&quot;;[.F12];1)-FIND(&quot; &quot;;[.F12];1)-1))&gt;VALUE(MID([.F11];6;FIND(&quot;:&quot;;[.F11];1)-FIND(&quot; &quot;;[.F11];1)-1));[.C11];[.C11]+1)" office:value-type="float" office:value="1">
            <text:p>001</text:p>
          </table:table-cell>
          <table:table-cell table:style-name="ce56" table:formula="of:=CONCATENATE(&quot;CS&quot;;&quot;/&quot;;&quot;RSS&quot;;&quot;/&quot;;[.B12])" office:value-type="string" office:string-value="CS/RSS/REG_CS_4717_CCP_727">
            <text:p>CS/RSS/REG_CS_4717_CCP_727</text:p>
          </table:table-cell>
          <table:table-cell table:style-name="ce167" office:value-type="string">
            <text:p>Check if some labels in RSS Reader portlet are well internationalization</text:p>
          </table:table-cell>
          <table:table-cell table:style-name="ce168" office:value-type="string">
            <text:p>Step 2: Check Refresh label in new added page</text:p>
          </table:table-cell>
          <table:table-cell table:style-name="ce168" office:value-type="string">
            <text:p>- Select to view added page</text:p>
            <text:p>- Add a category in RSS Reader page</text:p>
          </table:table-cell>
          <table:table-cell table:style-name="ce168" office:value-type="string">
            <text:p>There's “Refresh Bar” in English or </text:p>
            <text:p>“Actualiser” in French</text:p>
            <text:p/>
          </table:table-cell>
          <table:table-cell table:style-name="ce170" office:value-type="string">
            <text:p>High</text:p>
          </table:table-cell>
          <table:table-cell table:style-name="ce170" office:value-type="string">
            <text:p>CS-4717</text:p>
          </table:table-cell>
          <table:table-cell table:style-name="ce168" office:value-type="string">
            <text:p>Current display: refreshbar instead of Refresh Bar</text:p>
          </table:table-cell>
          <table:table-cell table:style-name="ce165" table:number-columns-repeated="1011"/>
        </table:table-row>
        <table:table-row table:style-name="ro15">
          <table:table-cell table:style-name="ce60" table:formula="of:=IF(VALUE(MID([.F13];6;FIND(&quot;:&quot;;[.F13];1)-FIND(&quot; &quot;;[.F13];1)-1))&gt;VALUE(MID([.F12];6;FIND(&quot;:&quot;;[.F12];1)-FIND(&quot; &quot;;[.F12];1)-1));&quot;&quot;;MAX([.A$7:.A12])+1)" office:value-type="float" office:value="4">
            <text:p>004</text:p>
          </table:table-cell>
          <table:table-cell table:style-name="ce165" office:value-type="string">
            <text:p>REG_CS_4694_CCP_705</text:p>
          </table:table-cell>
          <table:table-cell table:style-name="ce76" office:value-type="float" office:value="1">
            <text:p>001</text:p>
          </table:table-cell>
          <table:table-cell table:style-name="ce56" table:formula="of:=CONCATENATE(&quot;CS&quot;;&quot;/&quot;;&quot;Chat&quot;;&quot;/&quot;;[.B13])"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1: Open form to register new user</text:p>
          </table:table-cell>
          <table:table-cell table:style-name="ce168" office:value-type="string">
            <text:p>- Log in by user 'root'</text:p>
            <text:p>- Click on Register link</text:p>
            <text:p/>
          </table:table-cell>
          <table:table-cell table:style-name="ce168" office:value-type="string">
            <text:p>Register form is displayed</text:p>
          </table:table-cell>
          <table:table-cell table:style-name="ce165" office:value-type="string">
            <text:p>High</text:p>
          </table:table-cell>
          <table:table-cell table:style-name="ce165" office:value-type="string">
            <text:p>CS-4694</text:p>
          </table:table-cell>
          <table:table-cell table:style-name="ce165" office:value-type="string">
            <text:p>Text excesses border when translating in French</text:p>
          </table:table-cell>
          <table:table-cell table:style-name="ce165" table:number-columns-repeated="1011"/>
        </table:table-row>
        <table:table-row table:style-name="ro14">
          <table:table-cell table:style-name="ce60" table:formula="of:=IF(VALUE(MID([.F14];6;FIND(&quot;:&quot;;[.F14];1)-FIND(&quot; &quot;;[.F14];1)-1))&gt;VALUE(MID([.F13];6;FIND(&quot;:&quot;;[.F13];1)-FIND(&quot; &quot;;[.F13];1)-1));&quot;&quot;;MAX([.A$7:.A13])+1)">
            <text:p/>
          </table:table-cell>
          <table:table-cell table:style-name="ce165" office:value-type="string">
            <text:p>REG_CS_4694_CCP_705</text:p>
          </table:table-cell>
          <table:table-cell table:style-name="ce76" table:formula="of:=IF(VALUE(MID([.F14];6;FIND(&quot;:&quot;;[.F14];1)-FIND(&quot; &quot;;[.F14];1)-1))&gt;VALUE(MID([.F13];6;FIND(&quot;:&quot;;[.F13];1)-FIND(&quot; &quot;;[.F13];1)-1));[.C13];[.C13]+1)" office:value-type="float" office:value="1">
            <text:p>001</text:p>
          </table:table-cell>
          <table:table-cell table:style-name="ce56" table:formula="of:=CONCATENATE(&quot;CS&quot;;&quot;/&quot;;&quot;Chat&quot;;&quot;/&quot;;[.B14])"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2: Register the first user</text:p>
          </table:table-cell>
          <table:table-cell table:style-name="ce168" office:value-type="string">
            <text:p>- Input value in “First name” field is "testuser" </text:p>
            <text:p>- Input value in “Last name” field is "testusermorethanon eline"</text:p>
            <text:p>- Put values in others fields</text:p>
          </table:table-cell>
          <table:table-cell table:style-name="ce168" office:value-type="string">
            <text:p>New user is created successful.</text:p>
          </table:table-cell>
          <table:table-cell table:style-name="ce165" office:value-type="string">
            <text:p>High</text:p>
          </table:table-cell>
          <table:table-cell table:style-name="ce165" office:value-type="string">
            <text:p>CS-4694</text:p>
          </table:table-cell>
          <table:table-cell table:style-name="ce165" table:number-columns-repeated="1012"/>
        </table:table-row>
        <table:table-row table:style-name="ro14">
          <table:table-cell table:style-name="ce60" table:formula="of:=IF(VALUE(MID([.F15];6;FIND(&quot;:&quot;;[.F15];1)-FIND(&quot; &quot;;[.F15];1)-1))&gt;VALUE(MID([.F14];6;FIND(&quot;:&quot;;[.F14];1)-FIND(&quot; &quot;;[.F14];1)-1));&quot;&quot;;MAX([.A$7:.A14])+1)">
            <text:p/>
          </table:table-cell>
          <table:table-cell table:style-name="ce165" office:value-type="string">
            <text:p>REG_CS_4694_CCP_705</text:p>
          </table:table-cell>
          <table:table-cell table:style-name="ce76" table:formula="of:=IF(VALUE(MID([.F15];6;FIND(&quot;:&quot;;[.F15];1)-FIND(&quot; &quot;;[.F15];1)-1))&gt;VALUE(MID([.F14];6;FIND(&quot;:&quot;;[.F14];1)-FIND(&quot; &quot;;[.F14];1)-1));[.C14];[.C14]+1)" office:value-type="float" office:value="1">
            <text:p>001</text:p>
          </table:table-cell>
          <table:table-cell table:style-name="ce56" table:formula="of:=CONCATENATE(&quot;CS&quot;;&quot;/&quot;;&quot;Chat&quot;;&quot;/&quot;;[.B15])"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3: Register the second user</text:p>
          </table:table-cell>
          <table:table-cell table:style-name="ce168" office:value-type="string">
            <text:p>- Input value in “First name” field is "zuser" </text:p>
            <text:p>- Input value in “Last name” field is "zuser"</text:p>
            <text:p>- Put values in others fields</text:p>
          </table:table-cell>
          <table:table-cell table:style-name="ce168" office:value-type="string">
            <text:p>New user is created successful.</text:p>
          </table:table-cell>
          <table:table-cell table:style-name="ce165" office:value-type="string">
            <text:p>High</text:p>
          </table:table-cell>
          <table:table-cell table:style-name="ce165" office:value-type="string">
            <text:p>CS-4694</text:p>
          </table:table-cell>
          <table:table-cell table:style-name="ce165" table:number-columns-repeated="1012"/>
        </table:table-row>
        <table:table-row table:style-name="ro15">
          <table:table-cell table:style-name="ce60" table:formula="of:=IF(VALUE(MID([.F16];6;FIND(&quot;:&quot;;[.F16];1)-FIND(&quot; &quot;;[.F16];1)-1))&gt;VALUE(MID([.F15];6;FIND(&quot;:&quot;;[.F15];1)-FIND(&quot; &quot;;[.F15];1)-1));&quot;&quot;;MAX([.A$7:.A15])+1)">
            <text:p/>
          </table:table-cell>
          <table:table-cell table:style-name="ce165" office:value-type="string">
            <text:p>REG_CS_4694_CCP_705</text:p>
          </table:table-cell>
          <table:table-cell table:style-name="ce76" table:formula="of:=IF(VALUE(MID([.F16];6;FIND(&quot;:&quot;;[.F16];1)-FIND(&quot; &quot;;[.F16];1)-1))&gt;VALUE(MID([.F15];6;FIND(&quot;:&quot;;[.F15];1)-FIND(&quot; &quot;;[.F15];1)-1));[.C15];[.C15]+1)" office:value-type="float" office:value="1">
            <text:p>001</text:p>
          </table:table-cell>
          <table:table-cell table:style-name="ce56" table:formula="of:=CONCATENATE(&quot;CS&quot;;&quot;/&quot;;&quot;Chat&quot;;&quot;/&quot;;[.B16])"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4: Add contact</text:p>
          </table:table-cell>
          <table:table-cell table:style-name="ce168" office:value-type="string">
            <text:p>- On Chatbar, click on "Add Contact"</text:p>
            <text:p>- Tick on “testuser” and "zuser"</text:p>
          </table:table-cell>
          <table:table-cell table:style-name="ce168" office:value-type="string">
            <text:p>- Add contact form is displayed</text:p>
            <text:p>- After adding, the buddy list is displayed well</text:p>
          </table:table-cell>
          <table:table-cell table:style-name="ce165" office:value-type="string">
            <text:p>High</text:p>
          </table:table-cell>
          <table:table-cell table:style-name="ce165" office:value-type="string">
            <text:p>CS-4694</text:p>
          </table:table-cell>
          <table:table-cell table:style-name="ce172" office:value-type="string">
            <text:p>The display in contact list is broken</text:p>
          </table:table-cell>
          <table:table-cell table:style-name="ce165" table:number-columns-repeated="1011"/>
        </table:table-row>
        <table:table-row table:style-name="ro1" table:number-rows-repeated="14">
          <table:table-cell table:style-name="ce60"/>
          <table:table-cell table:style-name="ce165" table:number-columns-repeated="1021"/>
        </table:table-row>
        <table:table-row table:style-name="ro1" table:number-rows-repeated="20">
          <table:table-cell table:style-name="ce165" table:number-columns-repeated="1022"/>
        </table:table-row>
        <table:table-row table:style-name="ro1" table:number-rows-repeated="1048525">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1" table:default-cell-style-name="Default"/>
        <table:table-column table:style-name="co32" table:default-cell-style-name="Default"/>
        <table:table-column table:style-name="co24" table:default-cell-style-name="Default"/>
        <table:table-column table:style-name="co33" table:default-cell-style-name="Default"/>
        <table:table-column table:style-name="co34" table:number-columns-repeated="2" table:default-cell-style-name="Default"/>
        <table:table-column table:style-name="co35" table:number-columns-repeated="250" table:default-cell-style-name="Default"/>
        <table:table-column table:style-name="co8" table:number-columns-repeated="768" table:default-cell-style-name="Default"/>
        <table:table-row table:style-name="ro20">
          <table:table-cell table:style-name="ce173" office:value-type="string" table:number-columns-spanned="4" table:number-rows-spanned="2">
            <text:p>CS Regression Tests List</text:p>
          </table:table-cell>
          <table:covered-table-cell table:style-name="ce173"/>
          <table:covered-table-cell table:style-name="ce173"/>
          <table:covered-table-cell table:style-name="ce184"/>
          <table:table-cell table:style-name="ce184"/>
          <table:table-cell table:style-name="ce183" office:value-type="string" table:number-columns-spanned="1" table:number-rows-spanned="3">
            <text:p>Total cases</text:p>
          </table:table-cell>
          <table:table-cell table:number-columns-repeated="1018"/>
        </table:table-row>
        <table:table-row table:style-name="ro20">
          <table:covered-table-cell table:style-name="ce174"/>
          <table:covered-table-cell table:style-name="ce174"/>
          <table:covered-table-cell table:style-name="ce174"/>
          <table:covered-table-cell table:style-name="ce184"/>
          <table:table-cell table:style-name="ce184"/>
          <table:covered-table-cell table:style-name="ce189"/>
          <table:table-cell table:number-columns-repeated="1018"/>
        </table:table-row>
        <table:table-row table:style-name="ro21">
          <table:table-cell table:style-name="ce175" office:value-type="string">
            <text:p>Id</text:p>
          </table:table-cell>
          <table:table-cell table:style-name="ce175" office:value-type="string">
            <text:p>Product</text:p>
          </table:table-cell>
          <table:table-cell table:style-name="ce183" office:value-type="string">
            <text:p>Functionality</text:p>
          </table:table-cell>
          <table:table-cell table:style-name="ce183" office:value-type="string">
            <text:p>Bug summary</text:p>
          </table:table-cell>
          <table:table-cell table:style-name="ce183" office:value-type="string">
            <text:p>Product bugID</text:p>
          </table:table-cell>
          <table:covered-table-cell table:style-name="ce189"/>
          <table:table-cell table:number-columns-repeated="1018"/>
        </table:table-row>
        <table:table-row table:style-name="ro18">
          <table:table-cell table:style-name="ce176" office:value-type="string">
            <text:p>CCP-375</text:p>
          </table:table-cell>
          <table:table-cell table:style-name="ce176" office:value-type="string">
            <text:p>CS</text:p>
          </table:table-cell>
          <table:table-cell table:style-name="ce176" office:value-type="string">
            <text:p>Address book</text:p>
          </table:table-cell>
          <table:table-cell table:style-name="ce176" office:value-type="string">
            <text:p>Address book : missing french traduction in contacts</text:p>
          </table:table-cell>
          <table:table-cell table:style-name="ce176" office:value-type="string">
            <text:p>CS-4183</text:p>
          </table:table-cell>
          <table:table-cell table:style-name="ce190" table:formula="of:=SUMPRODUCT((['Bugs_v1.6.5'.B$7:'Bugs_v1.6.5'.B$865]=[.$A4])*(['Bugs_v1.6.5'.A$7:'Bugs_v1.6.5'.A$865]&lt;&gt;&quot;&quot;))" office:value-type="float" office:value="0">
            <text:p>0</text:p>
          </table:table-cell>
          <table:table-cell table:style-name="ce193" office:value-type="string">
            <text:p>1.6.5</text:p>
          </table:table-cell>
          <table:table-cell table:style-name="ce179" table:number-columns-repeated="244"/>
          <table:table-cell table:number-columns-repeated="773"/>
        </table:table-row>
        <table:table-row table:style-name="ro1">
          <table:table-cell table:style-name="ce47" office:value-type="string">
            <text:p>CCP-367</text:p>
          </table:table-cell>
          <table:table-cell table:style-name="ce180" office:value-type="string">
            <text:p>CS</text:p>
          </table:table-cell>
          <table:table-cell table:style-name="ce180"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91" table:formula="of:=SUMPRODUCT((['Bugs_v1.6.5'.B$7:'Bugs_v1.6.5'.B$865]=[.$A5])*(['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5</text:p>
          </table:table-cell>
          <table:table-cell table:style-name="ce180" office:value-type="string">
            <text:p>CS</text:p>
          </table:table-cell>
          <table:table-cell table:style-name="ce180"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91" table:formula="of:=SUMPRODUCT((['Bugs_v1.6.5'.B$7:'Bugs_v1.6.5'.B$865]=[.$A6])*(['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17</text:p>
          </table:table-cell>
          <table:table-cell table:style-name="ce180" office:value-type="string">
            <text:p>CS</text:p>
          </table:table-cell>
          <table:table-cell table:style-name="ce180"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91" table:formula="of:=SUMPRODUCT((['Bugs_v1.6.5'.B$7:'Bugs_v1.6.5'.B$865]=[.$A7])*(['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61</text:p>
          </table:table-cell>
          <table:table-cell table:style-name="ce180" office:value-type="string">
            <text:p>CS</text:p>
          </table:table-cell>
          <table:table-cell table:style-name="ce180"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91" table:formula="of:=SUMPRODUCT((['Bugs_v1.6.5'.B$7:'Bugs_v1.6.5'.B$865]=[.$A8])*(['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9</text:p>
          </table:table-cell>
          <table:table-cell table:style-name="ce180" office:value-type="string">
            <text:p>CS</text:p>
          </table:table-cell>
          <table:table-cell table:style-name="ce180"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91" table:formula="of:=SUMPRODUCT((['Bugs_v1.6.5'.B$7:'Bugs_v1.6.5'.B$865]=[.$A9])*(['Bugs_v1.6.5'.A$7:'Bugs_v1.6.5'.A$865]&lt;&gt;&quot;&quot;))" office:value-type="float" office:value="0">
            <text:p>0</text:p>
          </table:table-cell>
          <table:table-cell table:style-name="ce179" table:number-columns-repeated="245"/>
          <table:table-cell table:number-columns-repeated="773"/>
        </table:table-row>
        <table:table-row table:style-name="ro14">
          <table:table-cell table:style-name="ce177" office:value-type="string">
            <text:p>CCP-420</text:p>
          </table:table-cell>
          <table:table-cell table:style-name="ce181" office:value-type="string">
            <text:p>CS</text:p>
          </table:table-cell>
          <table:table-cell table:style-name="ce181" office:value-type="string">
            <text:p>CS</text:p>
          </table:table-cell>
          <table:table-cell table:style-name="ce185" office:value-type="string">
            <text:p>Lost of chat context when refresh or navigate in pages</text:p>
          </table:table-cell>
          <table:table-cell table:style-name="ce188" office:value-type="string">
            <text:p>CS-4373</text:p>
            <text:p>CS-4374</text:p>
            <text:p>CS-3606</text:p>
            <text:p><text:span text:style-name="T2">CS-4294</text:span></text:p>
            <text:p>CS-2901</text:p>
          </table:table-cell>
          <table:table-cell table:style-name="ce192" table:formula="of:=SUMPRODUCT((['Bugs_v1.6.6'.B$7:'Bugs_v1.6.6'.B$966]=[.$A10])*(['Bugs_v1.6.6'.A$7:'Bugs_v1.6.6'.A$966]&lt;&gt;&quot;&quot;))" office:value-type="float" office:value="0">
            <text:p>0</text:p>
          </table:table-cell>
          <table:table-cell table:style-name="ce193" office:value-type="string">
            <text:p>1.6.6</text:p>
          </table:table-cell>
          <table:table-cell table:style-name="ce194" table:number-columns-repeated="244"/>
          <table:table-cell table:style-name="ce195" table:number-columns-repeated="773"/>
        </table:table-row>
        <table:table-row table:style-name="ro8">
          <table:table-cell table:style-name="ce46" office:value-type="string">
            <text:p>CCP-421</text:p>
          </table:table-cell>
          <table:table-cell table:style-name="ce180" office:value-type="string">
            <text:p>CS</text:p>
          </table:table-cell>
          <table:table-cell table:style-name="ce180"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1" table:formula="of:=SUMPRODUCT((['Bugs_v1.6.6'.B$7:'Bugs_v1.6.6'.B$966]=[.$A11])*(['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1</text:p>
          </table:table-cell>
          <table:table-cell table:style-name="ce180" office:value-type="string">
            <text:p>CS</text:p>
          </table:table-cell>
          <table:table-cell table:style-name="ce180"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1" table:formula="of:=SUMPRODUCT((['Bugs_v1.6.6'.B$7:'Bugs_v1.6.6'.B$966]=[.$A12])*(['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7" office:value-type="string">
            <text:p>CCP-491</text:p>
          </table:table-cell>
          <table:table-cell table:style-name="ce180" office:value-type="string">
            <text:p>CS</text:p>
          </table:table-cell>
          <table:table-cell table:style-name="ce180"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1" table:formula="of:=SUMPRODUCT((['Bugs_v1.6.6'.B$7:'Bugs_v1.6.6'.B$966]=[.$A13])*(['Bugs_v1.6.6'.A$7:'Bugs_v1.6.6'.A$966]&lt;&gt;&quot;&quot;))" office:value-type="float" office:value="0">
            <text:p>0</text:p>
          </table:table-cell>
          <table:table-cell table:style-name="ce179" table:number-columns-repeated="245"/>
          <table:table-cell table:number-columns-repeated="773"/>
        </table:table-row>
        <table:table-row table:style-name="ro1">
          <table:table-cell table:style-name="ce46" office:value-type="string">
            <text:p>CCP-469</text:p>
          </table:table-cell>
          <table:table-cell table:style-name="ce180" office:value-type="string">
            <text:p>CS</text:p>
          </table:table-cell>
          <table:table-cell table:style-name="ce180"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1" table:formula="of:=SUMPRODUCT((['Bugs_v1.6.6'.B$7:'Bugs_v1.6.6'.B$966]=[.$A14])*(['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500</text:p>
          </table:table-cell>
          <table:table-cell table:style-name="ce180" office:value-type="string">
            <text:p>CS</text:p>
          </table:table-cell>
          <table:table-cell table:style-name="ce180" office:value-type="string">
            <text:p>CS</text:p>
          </table:table-cell>
          <table:table-cell table:style-name="ce186" office:value-type="string">
            <text:p>Chat Room: Messages lost when changing navigation</text:p>
          </table:table-cell>
          <table:table-cell table:style-name="ce52" office:value-type="string">
            <text:p>CS-4411</text:p>
          </table:table-cell>
          <table:table-cell table:style-name="ce191" table:formula="of:=SUMPRODUCT((['Bugs_v1.6.6'.B$7:'Bugs_v1.6.6'.B$966]=[.$A15])*(['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2</text:p>
          </table:table-cell>
          <table:table-cell table:style-name="ce180" office:value-type="string">
            <text:p>CS</text:p>
          </table:table-cell>
          <table:table-cell table:style-name="ce180" office:value-type="string">
            <text:p>CS</text:p>
          </table:table-cell>
          <table:table-cell table:style-name="ce187" office:value-type="string">
            <text:p>Contact: Impossible to share contact by dragging &amp; dropping</text:p>
          </table:table-cell>
          <table:table-cell table:style-name="ce52" office:value-type="string">
            <text:p>CS-4668</text:p>
          </table:table-cell>
          <table:table-cell table:style-name="ce191" table:formula="of:=SUMPRODUCT((['Bugs_v1.6.6'.B$7:'Bugs_v1.6.6'.B$966]=[.$A16])*(['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27</text:p>
          </table:table-cell>
          <table:table-cell table:style-name="ce180" office:value-type="string">
            <text:p>CS</text:p>
          </table:table-cell>
          <table:table-cell table:style-name="ce180" office:value-type="string">
            <text:p>CS</text:p>
          </table:table-cell>
          <table:table-cell table:style-name="ce187" office:value-type="string">
            <text:p>RSS Portlet Reader: missing label internationalization</text:p>
          </table:table-cell>
          <table:table-cell table:style-name="ce52" office:value-type="string">
            <text:p>CS-4717</text:p>
          </table:table-cell>
          <table:table-cell table:style-name="ce191" table:formula="of:=SUMPRODUCT((['Bugs_v1.6.6'.B$7:'Bugs_v1.6.6'.B$966]=[.$A17])*(['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05</text:p>
          </table:table-cell>
          <table:table-cell table:style-name="ce180" office:value-type="string">
            <text:p>CS</text:p>
          </table:table-cell>
          <table:table-cell table:style-name="ce180" office:value-type="string">
            <text:p>CS</text:p>
          </table:table-cell>
          <table:table-cell table:style-name="ce187" office:value-type="string">
            <text:p>[Chat] Buddy list with long user names not correctly displayed</text:p>
          </table:table-cell>
          <table:table-cell table:style-name="ce52" office:value-type="string">
            <text:p>CS-4694</text:p>
          </table:table-cell>
          <table:table-cell table:style-name="ce191" table:formula="of:=SUMPRODUCT((['Bugs_v1.6.6'.B$7:'Bugs_v1.6.6'.B$966]=[.$A18])*(['Bugs_v1.6.6'.A$7:'Bugs_v1.6.6'.A$966]&lt;&gt;&quot;&quot;))" office:value-type="float" office:value="0">
            <text:p>0</text:p>
          </table:table-cell>
          <table:table-cell table:style-name="ce179" table:number-columns-repeated="245"/>
          <table:table-cell table:number-columns-repeated="773"/>
        </table:table-row>
        <table:table-row table:style-name="ro22">
          <table:table-cell table:style-name="ce178" office:value-type="string" table:number-columns-spanned="5" table:number-rows-spanned="1">
            <text:p>Total</text:p>
          </table:table-cell>
          <table:covered-table-cell table:style-name="ce182"/>
          <table:covered-table-cell table:style-name="ce182"/>
          <table:covered-table-cell table:style-name="ce182"/>
          <table:covered-table-cell table:style-name="ce180"/>
          <table:table-cell table:style-name="ce178" table:formula="of:=SUM([.F4:.F14])" office:value-type="float" office:value="0">
            <text:p>0</text:p>
          </table:table-cell>
          <table:table-cell table:style-name="ce179" table:number-columns-repeated="245"/>
          <table:table-cell table:number-columns-repeated="773"/>
        </table:table-row>
        <table:table-row table:style-name="ro1" table:number-rows-repeated="65521">
          <table:table-cell table:style-name="ce179" table:number-columns-repeated="251"/>
          <table:table-cell table:number-columns-repeated="773"/>
        </table:table-row>
        <table:table-row table:style-name="ro1" table:number-rows-repeated="983035">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3/07/2011</text:date>, <text:time>09:25:5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7T09:25:52</dc:date>
    <meta:print-date>2008-06-17T00:45:47</meta:print-date>
    <dc:language>en-US</dc:language>
    <meta:editing-cycles>861</meta:editing-cycles>
    <meta:editing-duration>PT350H16M23S</meta:editing-duration>
    <meta:document-statistic meta:table-count="7" meta:cell-count="1035" meta:object-count="1"/>
    <meta:user-defined meta:name="Info 1"/>
    <meta:user-defined meta:name="Info 2"/>
    <meta:user-defined meta:name="Info 3"/>
    <meta:user-defined meta:name="Info 4"/>
  </office:meta>
</office:document-meta>
</file>